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Freeserif" fo:font-size="13pt" officeooo:paragraph-rsid="00134aa8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style:font-name="Liberation Sans1" fo:font-size="20pt" officeooo:paragraph-rsid="00134aa8" style:font-size-asian="17.5pt" style:font-size-complex="20pt"/>
    </style:style>
    <style:style style:name="P3" style:family="paragraph" style:parent-style-name="Subtitle">
      <style:paragraph-properties fo:text-align="end" style:justify-single-word="false"/>
      <style:text-properties officeooo:paragraph-rsid="00134aa8"/>
    </style:style>
    <style:style style:name="P4" style:family="paragraph" style:parent-style-name="Subtitle">
      <style:text-properties style:font-name="Liberation Sans1" fo:font-size="20pt" fo:font-weight="bold" officeooo:rsid="001671ba" officeooo:paragraph-rsid="001671ba" style:font-name-asian="Liberation Sans" style:font-size-asian="20pt" style:font-weight-asian="bold" style:font-name-complex="Liberation Sans" style:font-size-complex="20pt" style:font-weight-complex="bold"/>
    </style:style>
    <style:style style:name="P5" style:family="paragraph" style:parent-style-name="Subtitle">
      <style:paragraph-properties fo:break-before="page"/>
      <style:text-properties fo:font-size="20pt" style:font-size-asian="20pt" style:font-size-complex="20pt"/>
    </style:style>
    <style:style style:name="P6" style:family="paragraph" style:parent-style-name="Text_20_body">
      <style:paragraph-properties fo:text-align="end" style:justify-single-word="false"/>
      <style:text-properties officeooo:paragraph-rsid="00134aa8"/>
    </style:style>
    <style:style style:name="P7" style:family="paragraph" style:parent-style-name="Text_20_body">
      <style:paragraph-properties fo:text-align="justify" style:justify-single-word="false"/>
      <style:text-properties style:font-name="Freeserif" fo:font-size="13pt" officeooo:paragraph-rsid="00134aa8" style:font-size-asian="13pt" style:font-size-complex="13pt"/>
    </style:style>
    <style:style style:name="P8" style:family="paragraph" style:parent-style-name="Text_20_body">
      <style:text-properties style:font-name="Nimbus Sans" fo:font-size="28pt" fo:font-weight="bold" officeooo:rsid="007afc33" officeooo:paragraph-rsid="00134aa8" style:font-name-asian="Nimbus Sans1" style:font-size-asian="28pt" style:font-weight-asian="bold" style:font-name-complex="FreeSans" style:font-size-complex="28pt" style:font-weight-complex="bold"/>
    </style:style>
    <style:style style:name="P9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20pt" fo:font-weight="bold" officeooo:paragraph-rsid="00134aa8" style:font-size-asian="17.5pt" style:font-weight-asian="bold" style:font-size-complex="20pt" style:font-weight-complex="bold"/>
    </style:style>
    <style:style style:name="P11" style:family="paragraph" style:parent-style-name="Subtitle">
      <style:text-properties style:font-name="Liberation Sans1" fo:font-size="20pt" fo:font-weight="bold" officeooo:rsid="00184a7a" officeooo:paragraph-rsid="00184a7a" style:font-name-asian="Liberation Sans" style:font-size-asian="20pt" style:font-weight-asian="bold" style:font-name-complex="Liberation Sans" style:font-size-complex="20pt" style:font-weight-complex="bold"/>
    </style:style>
    <style:style style:name="P12" style:family="paragraph" style:parent-style-name="Title" style:master-page-name="Standard">
      <style:paragraph-properties style:page-number="auto"/>
      <style:text-properties officeooo:paragraph-rsid="00134aa8"/>
    </style:style>
    <style:style style:name="P13" style:family="paragraph" style:parent-style-name="Standard">
      <style:paragraph-properties fo:text-align="justify" style:justify-single-word="false"/>
      <style:text-properties style:font-name="Freeserif" fo:font-size="13pt" officeooo:paragraph-rsid="00134aa8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officeooo:paragraph-rsid="00134aa8" style:font-size-asian="13pt" style:font-size-complex="13pt"/>
    </style:style>
    <style:style style:name="P15" style:family="paragraph" style:parent-style-name="Text_20_body">
      <style:paragraph-properties fo:text-align="end" style:justify-single-word="false"/>
      <style:text-properties officeooo:paragraph-rsid="00134aa8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officeooo:rsid="007afc33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134aa8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1671ba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fo:font-weight="normal" officeooo:rsid="0006940d" style:font-weight-asian="normal" style:font-weight-complex="normal"/>
    </style:style>
    <style:style style:name="T6" style:family="text">
      <style:text-properties fo:font-weight="normal" officeooo:rsid="0003e1fc" style:font-weight-asian="normal" style:font-weight-complex="normal"/>
    </style:style>
    <style:style style:name="T7" style:family="text">
      <style:text-properties fo:font-weight="normal" officeooo:rsid="0005e880" style:font-weight-asian="normal" style:font-weight-complex="normal"/>
    </style:style>
    <style:style style:name="T8" style:family="text">
      <style:text-properties style:font-name="Freeserif"/>
    </style:style>
    <style:style style:name="T9" style:family="text">
      <style:text-properties style:font-name="Freeserif" officeooo:rsid="00184a7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3e1fc" style:font-weight-asian="bold" style:font-weight-complex="bold"/>
    </style:style>
    <style:style style:name="T12" style:family="text">
      <style:text-properties officeooo:rsid="001671b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671ba" style:font-style-asian="italic" style:font-style-complex="italic"/>
    </style:style>
    <style:style style:name="T15" style:family="text">
      <style:text-properties officeooo:rsid="00184a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Portfólio</text:span><text:span text:style-name="T1"> – </text:span><text:span text:style-name="T4">Inteligência Artificial</text:span></text:p>
      <text:p text:style-name="P8"/>
      <text:p text:style-name="P3"><text:span text:style-name="T1">Gabriel Gian, </text:span><text:span text:style-name="T2">5</text:span><text:span text:style-name="T1">° período</text:span></text:p>
      <text:p text:style-name="P6"/>
      <text:p text:style-name="P6"/>
      <text:p text:style-name="P6"/>
      <text:p text:style-name="P4">O <text:span text:style-name="T13">k-means</text:span></text:p>
      <text:p text:style-name="P9"/>
      <text:p text:style-name="P1"><text:tab/>O<text:span text:style-name="T13"> </text:span><text:span text:style-name="T14">k-means </text:span><text:span text:style-name="T12">é um </text:span><text:span text:style-name="T15">método de análise de dados</text:span><text:span text:style-name="T12"> capaz de, por meio da clusterização de grupos e médias de valores numéricos, resultar em </text:span><text:span text:style-name="T15">checagens</text:span><text:span text:style-name="T12"> que se assemelha</text:span><text:span text:style-name="T15">m</text:span><text:span text:style-name="T12"> a um Diagrama de </text:span><text:span text:style-name="T15">Voronoy. O algoritmo que faz uso deste método divide o montante a ser analisado em clusters – grupos de afinidade k onde n checagens são feitas resultando em uma operação de média onde elementos de valores próximos são agrupados.</text:span></text:p>
      <text:p text:style-name="P1"/>
      <text:p text:style-name="P1"/>
      <text:p text:style-name="P11">No algoritmo de recomendação de filmes</text:p>
      <text:p text:style-name="P2"/>
      <text:p text:style-name="P14"><text:span text:style-name="T8"><text:tab/></text:span><text:span text:style-name="T9">O algoritmo utiliza uma estratégia k-means para a sugestão de filmes aos usuários. De acordo com o voto de determinado usuário em um determinado tipo de filme, é possível operar um esquadrinhamento do possível gosto deste usuário e de usuários de gostos parecidos. Por meio de colunas em conjuntos de dados que armazenam os filmes, seus códigos, e os valores correspondentes ao seu conteúdo, é possível determinar por meio de um outro conjunto contendo os votos e os códigos de cada usuário, de modo que usuários com votos similares são clusterizados num conjunto k devido à sua proximidade estatística.</text:span></text:p>
      <text:p text:style-name="P14"><text:span text:style-name="T9"/></text:p>
      <text:p text:style-name="P14"><text:span text:style-name="T9"><text:tab/>Isso permite com que, numa relação direta com os votos de cada usuário, usuários possam receber recomendações uma vez que seu gosto seja analisado e classificado pelo algoritmo de maneira matematicamente confiáv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9:43:00.829342740</meta:creation-date>
    <dc:date>2021-04-13T19:50:42.393000000</dc:date>
    <meta:editing-duration>PT15M54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7" meta:word-count="216" meta:character-count="1331" meta:non-whitespace-character-count="1117"/>
  </office:meta>
</office:document-meta>
</file>